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r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ef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min</text:p>
          </table:table-cell>
          <table:table-cell office:value-type="string" calcext:value-type="string">
            <text:p>Lmax</text:p>
          </table:table-cell>
        </table:table-row>
        <table:table-row table:style-name="ro1">
          <table:table-cell office:value-type="string" calcext:value-type="string">
            <text:p>LkHalpha33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5800" calcext:value-type="float">
            <text:p>58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YTau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310" calcext:value-type="float">
            <text:p>63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15+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kCa16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4350" calcext:value-type="float">
            <text:p>435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Tau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4060" calcext:value-type="float">
            <text:p>406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GMAur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4730" calcext:value-type="float">
            <text:p>473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UAur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860" calcext:value-type="float">
            <text:p>586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RCha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900" calcext:value-type="float">
            <text:p>490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DICha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860" calcext:value-type="float">
            <text:p>5860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HPCha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205" calcext:value-type="float">
            <text:p>4205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FMCha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350" calcext:value-type="float">
            <text:p>4350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WWCha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350" calcext:value-type="float">
            <text:p>4350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CVCha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410" calcext:value-type="float">
            <text:p>5410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Tcha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5890" calcext:value-type="float">
            <text:p>589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HD14256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000" calcext:value-type="float">
            <text:p>4000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HD143006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884" calcext:value-type="float">
            <text:p>5884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V2246OPH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248" calcext:value-type="float">
            <text:p>5248</text:p>
          </table:table-cell>
          <table:table-cell office:value-type="float" office:value="7.5" calcext:value-type="float">
            <text:p>7.5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HBC63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250" calcext:value-type="float">
            <text:p>5250</text:p>
          </table:table-cell>
          <table:table-cell office:value-type="float" office:value="8.1" calcext:value-type="float">
            <text:p>8.1</text:p>
          </table:table-cell>
          <table:table-cell office:value-type="float" office:value="4.8" calcext:value-type="float">
            <text:p>4.8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ELIAS2-2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266" calcext:value-type="float">
            <text:p>4266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AS2-2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169" calcext:value-type="float">
            <text:p>416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LIAS2-3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950" calcext:value-type="float">
            <text:p>5950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V2129OPH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981" calcext:value-type="float">
            <text:p>3981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2062OPH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900" calcext:value-type="float">
            <text:p>49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6:55:38.115931750</meta:creation-date>
    <dc:date>2018-08-29T21:59:03.850165507</dc:date>
    <meta:editing-duration>PT4H32M33S</meta:editing-duration>
    <meta:editing-cycles>4</meta:editing-cycles>
    <meta:generator>LibreOffice/5.1.6.2$Linux_X86_64 LibreOffice_project/10m0$Build-2</meta:generator>
    <meta:document-statistic meta:table-count="1" meta:cell-count="161" meta:object-count="0"/>
  </office:meta>
</office:document-meta>
</file>